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7f0055" style:font-name="Noto Sans" fo:font-size="9pt" fo:font-weight="bold" style:font-size-asian="9pt" style:font-weight-asian="bold"/>
    </style:style>
    <style:style style:name="T2" style:family="text">
      <style:text-properties fo:color="#212121" style:font-name="Noto Sans" fo:font-size="9pt" style:font-size-asian="9pt"/>
    </style:style>
    <style:style style:name="T3" style:family="text">
      <style:text-properties fo:color="#2a00ff" style:font-name="Noto Sans" fo:font-size="9pt" style:font-size-asian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DdeLink__1325_688440659"/><text:bookmark-start text:name="__DdeLink__582_1236287297"/><text:bookmark-start text:name="__DdeLink__572_1236287297"/><text:bookmark-start text:name="__DdeLink__224_688440659"/>SELECT "PUBLIC"."PROJETO"."ID" AS IDPROJETO,</text:p>
      <text:p text:style-name="Standard"><text:tab/>"PUBLIC"."PROJETO"."AUTOR" AS AUTORPROJETO,</text:p>
      <text:p text:style-name="Standard"><text:tab/>"PUBLIC"."PROJETO"."DATAPROJETO" AS DATAPROJETO,</text:p>
      <text:p text:style-name="Standard"><text:tab/>"PUBLIC"."PROJETO"."DESCRICAO" AS DESCRICAOPROJETO,</text:p>
      <text:p text:style-name="Standard"><text:tab/>"PUBLIC"."PROJETO"."NOME" AS NOMEPROJETO,</text:p>
      <text:p text:style-name="Standard"><text:tab/><text:bookmark-start text:name="__DdeLink__1_19504153"/>"PUBLIC"."FONTE"."CONCESSIONARIA" AS CONCEFONTE,</text:p>
      <text:p text:style-name="Standard"><text:tab/>"PUBLIC"."FONTE"."ID" AS IDFONTE,</text:p>
      <text:p text:style-name="Standard"><text:tab/>"PUBLIC"."FONTE"."DESCRICAO" AS DESCRICAOFONTE,</text:p>
      <text:p text:style-name="Standard"><text:tab/>"PUBLIC"."FONTE"."NOME" AS NOMEFONTE,</text:p>
      <text:p text:style-name="Standard"><text:tab/>"PUBLIC"."FONTE"."TENSAOFN" AS TENSAOFNFONTE,</text:p>
      <text:p text:style-name="Standard"><text:tab/>"PUBLIC"."QUADRO"."ID" AS IDQUADRO,</text:p>
      <text:p text:style-name="Standard"><text:tab/>"PUBLIC"."QUADRO"."FD" AS FDQUADRO,</text:p>
      <text:p text:style-name="Standard"><text:tab/>"PUBLIC"."QUADRO"."FP" AS FPQUADRO,</text:p>
      <text:p text:style-name="Standard"><text:tab/>"PUBLIC"."QUADRO"."INSTALACAO" AS INSTALLQUADRO,</text:p>
      <text:p text:style-name="Standard"><text:tab/>"PUBLIC"."QUADRO"."LOCALIZACAO" AS LOCALQUADRO,</text:p>
      <text:p text:style-name="Standard"><text:tab/>"PUBLIC"."QUADRO"."NOME" AS NOMEQUADRO,</text:p>
      <text:p text:style-name="Standard"><text:tab/>"PUBLIC"."QUADRO"."POT100PERCDEM" AS POT100QUADRO,</text:p>
      <text:p text:style-name="Standard"><text:tab/>"PUBLIC"."QUADRO"."TEMPAMBIENTE" AS TAMBIEQUADRO,</text:p>
      <text:p text:style-name="Standard"><text:tab/>"PUBLIC"."QUADRO"."USABILIDADE" AS USAQUADRO,</text:p>
      <text:p text:style-name="Standard"><text:tab/>"PUBLIC"."QUADRO"."USODEDR" AS USODRQUADRO,</text:p>
      <text:p text:style-name="Standard"><text:tab/><text:bookmark-start text:name="__DdeLink__211_688440659"/>"PUBLIC"."CIRCUITO"."ID" AS IDCIRCUITO,</text:p>
      <text:p text:style-name="Standard"><text:tab/>"PUBLIC"."CIRCUITO"."NOME" AS NOMECIRCUITO,<text:bookmark-end text:name="__DdeLink__211_688440659"/><text:bookmark-end text:name="__DdeLink__1_19504153"/></text:p>
      <text:p text:style-name="Standard"><text:bookmark-start text:name="__DdeLink__3_19504153"/><text:tab/>"PUBLIC"."CARGA"."ID" AS IDCARGA,</text:p>
      <text:p text:style-name="Standard"><text:tab/>"PUBLIC"."CARGA"."DESCRICAO" AS DESCCARGA,</text:p>
      <text:p text:style-name="Standard"><text:tab/>"PUBLIC"."CARGA"."FSIMU" AS FSIMUCARGA,</text:p>
      <text:p text:style-name="Standard"><text:tab/>"PUBLIC"."CARGA"."FD" AS FDCARGA,</text:p>
      <text:p text:style-name="Standard"><text:tab/>"PUBLIC"."CARGA"."FP" AS FPCARGA,</text:p>
      <text:p text:style-name="Standard"><text:tab/>"PUBLIC"."CARGA"."FS" AS FSCARGA,</text:p>
      <text:p text:style-name="Standard"><text:tab/>"PUBLIC"."CARGA"."FU" AS FUCARGA,</text:p>
      <text:p text:style-name="Standard"><text:tab/>"PUBLIC"."CARGA"."LIGACAO" AS LIGACAOCARGA,</text:p>
      <text:p text:style-name="Standard"><text:tab/>"PUBLIC"."CARGA"."LIGACAOREAL" AS LIGAREALCARGA,</text:p>
      <text:p text:style-name="Standard"><text:tab/>"PUBLIC"."CARGA"."LOCALIZACAO" AS LOCALCARGA,</text:p>
      <text:p text:style-name="Standard"><text:tab/>"PUBLIC"."CARGA"."NPOLOS" AS NPOLOSCARGA,</text:p>
      <text:p text:style-name="Standard"><text:tab/>"PUBLIC"."CARGA"."NOME" AS NOMECARGA,</text:p>
      <text:p text:style-name="Standard"><text:tab/>"PUBLIC"."CARGA"."PERDASREATOR" AS PERDASCARGA,</text:p>
      <text:p text:style-name="Standard"><text:tab/>"PUBLIC"."CARGA"."POTENCIA" AS POTENCIACARGA,</text:p>
      <text:p text:style-name="Standard"><text:tab/>"PUBLIC"."CARGA"."QUANTIDADE" AS QUANTIDADECARGA,</text:p>
      <text:p text:style-name="Standard"><text:tab/>"PUBLIC"."CARGA"."RENDIMENTO" AS RENDIMCARGA,</text:p>
      <text:p text:style-name="Standard"><text:tab/>"PUBLIC"."CARGA"."TENSAO" AS TENSAOCARGA,</text:p>
      <text:p text:style-name="Standard"><text:tab/>"PUBLIC"."CARGA"."UNIDADE" AS UNIDADECARGA,</text:p>
      <text:p text:style-name="Standard"><text:tab/>"PUBLIC"."CARGA"."USABILIDADE" AS USACARGA,<text:bookmark-end text:name="__DdeLink__3_19504153"/></text:p>
      <text:p text:style-name="Standard"><text:bookmark-start text:name="__DdeLink__5_19504153"/></text:p>
      <text:p text:style-name="Standard"><text:tab/>"PUBLIC"."CONDUTOR"."BITOLASUCESSIVA" AS BITOLASUCECONDUTOR,</text:p>
      <text:p text:style-name="Standard"><text:tab/>"PUBLIC"."CONDUTOR"."COMPRIMENTO" AS COMPRIMCONDUTOR,</text:p>
      <text:p text:style-name="Standard"><text:tab/>"PUBLIC"."CONDUTOR"."ENTERRADO" AS ENTERRADOCONDUTOR,</text:p>
      <text:p text:style-name="Standard"><text:tab/>"PUBLIC"."CONDUTOR"."ESPACOCABOS" AS ESPACOCABOSCONDUTOR,</text:p>
      <text:p text:style-name="Standard"><text:tab/>"PUBLIC"."CONDUTOR"."FORMAAGRUPA" AS FORMAAGRUPACONDUTOR,</text:p>
      <text:p text:style-name="Standard"><text:tab/>"PUBLIC"."CONDUTOR"."ISOLACAO" AS ISOLACAOCONDUTOR,</text:p>
      <text:p text:style-name="Standard"><text:tab/>"PUBLIC"."CONDUTOR"."MATERIAL" AS MATERIALCONDUTOR,</text:p>
      <text:p text:style-name="Standard"><text:tab/>"PUBLIC"."CONDUTOR"."MODOINSTALACAO" AS MODOINSTALCONDUTOR,</text:p>
      <text:p text:style-name="Standard"><text:tab/>"PUBLIC"."CONDUTOR"."MULTIPOLAR" AS MULTIPOLARCONDUTOR,</text:p>
      <text:p text:style-name="Standard"><text:tab/>"PUBLIC"."CONDUTOR"."NCAMADAS" AS NCAMADASCONDUTOR,</text:p>
      <text:p text:style-name="Standard"><text:soft-page-break/><text:tab/>"PUBLIC"."CONDUTOR"."NCIRAGRUPA" AS NCIRAGRUPACONDUTOR,</text:p>
      <text:p text:style-name="Standard"><text:tab/>"PUBLIC"."CONDUTOR"."QUEDATENSAO" AS QUEDATENSAOCONDUCAO,</text:p>
      <text:p text:style-name="Standard"><text:tab/>"PUBLIC"."CONDUTOR"."RESISTITERMICA" AS RESISTITERMICACONDUTOR,</text:p>
      <text:p text:style-name="Standard"><text:tab/>"PUBLIC"."CONDUTOR"."TEMPERATURA" AS TEMPERATURACONDUTOR,<text:bookmark-end text:name="__DdeLink__5_19504153"/></text:p>
      <text:p text:style-name="Standard"><text:bookmark-start text:name="__DdeLink__209_688440659"/></text:p>
      <text:p text:style-name="Standard"><text:tab/>"PUBLIC"."CURTO"."CORRENTECURTO" AS CORRENTECURTO,</text:p>
      <text:p text:style-name="Standard"><text:tab/>"PUBLIC"."CURTO"."TEMPADMISSREGIME" AS TEMPADMREGIMECURTO,</text:p>
      <text:p text:style-name="Standard"><text:tab/>"PUBLIC"."CURTO"."TEMPMAXCURTO" AS TEMPMAXCURTO,</text:p>
      <text:p text:style-name="Standard"><text:tab/>"PUBLIC"."CURTO"."TEMPOELIMDEF" AS TEMPOELIMDEFCURTO,<text:bookmark-end text:name="__DdeLink__224_688440659"/><text:bookmark-end text:name="__DdeLink__209_688440659"/></text:p>
      <text:p text:style-name="Standard"><text:tab/>"PUBLIC"."CONCESSIONARIA"."ID" AS IDCONCE,</text:p>
      <text:p text:style-name="Standard"><text:tab/>"PUBLIC"."CONCESSIONARIA"."CARGA" AS CARGACONC,</text:p>
      <text:p text:style-name="Standard"><text:tab/>"PUBLIC"."CONCESSIONARIA"."CONDUTORATERRAMENTOACO" AS CONDATERRACONC,</text:p>
      <text:p text:style-name="Standard"><text:tab/>"PUBLIC"."CONCESSIONARIA"."DIAMETROELETROACOGALVA" AS DIAMETRELETROGALVACONC,</text:p>
      <text:p text:style-name="Standard"><text:tab/>"PUBLIC"."CONCESSIONARIA"."DIAMETROELETROATERRAMENTO" AS <text:tab/>DIAMETELETROATERRACONC,</text:p>
      <text:p text:style-name="Standard"><text:tab/>"PUBLIC"."CONCESSIONARIA"."DISJUNTORTERMOMAG" AS DISJTERMOCONC,</text:p>
      <text:p text:style-name="Standard"><text:tab/>"PUBLIC"."CONCESSIONARIA"."FASEMINIMACOBREISOLADO" AS FASEMINIMACOBREISOLACONC,</text:p>
      <text:p text:style-name="Standard"><text:tab/>"PUBLIC"."CONCESSIONARIA"."LOCALIZACAO" AS LOCALCONC,</text:p>
      <text:p text:style-name="Standard"><text:tab/>"PUBLIC"."CONCESSIONARIA"."METODOCALCULO" AS METODOCALCUCONC,</text:p>
      <text:p text:style-name="Standard"><text:tab/>"PUBLIC"."CONCESSIONARIA"."NEUTROMINIMOCOBREISOLADO" AS NEUTROMINCOBREISOLACONC,</text:p>
      <text:p text:style-name="Standard"><text:tab/>"PUBLIC"."CONCESSIONARIA"."NOME" AS NOMECONC,</text:p>
      <text:p text:style-name="Standard"><text:tab/>"PUBLIC"."CONCESSIONARIA"."TENSAOFN" AS TENSAOFNCONC,</text:p>
      <text:p text:style-name="Standard"><text:tab/>"PUBLIC"."CONCESSIONARIA"."TIPOCONDUTOR" AS TIPOCONDUCONC,</text:p>
      <text:p text:style-name="Standard"><text:tab/>"PUBLIC"."CONCESSIONARIA"."TIPOSFORNECIMENTO" AS TIPOFORNECIMCONC,</text:p>
      <text:p text:style-name="Standard"><text:tab/>"PUBLIC"."RAMALLIGACAO"."ID" AS IDRAMAL,</text:p>
      <text:p text:style-name="Standard"><text:tab/>"PUBLIC"."RAMALLIGACAO"."BITOLA" AS BITOLARAMAL,</text:p>
      <text:p text:style-name="Standard"><text:tab/>"PUBLIC"."RAMALLIGACAO"."CONDUTOR" AS CONDUTORRAMAL,</text:p>
      <text:p text:style-name="Standard"><text:tab/>"PUBLIC"."RAMALLIGACAO"."DISTANCIAORLA" AS DISTANCIAORLARAMAL,</text:p>
      <text:p text:style-name="Standard"><text:tab/>"PUBLIC"."RAMALLIGACAO"."MATERIAL" AS MATERIALRAMAL<text:bookmark-end text:name="__DdeLink__582_1236287297"/></text:p>
      <text:p text:style-name="Standard"/>
      <text:p text:style-name="P1"><text:bookmark-start text:name="__DdeLink__1316_688440659"/><text:span text:style-name="T1">FROM</text:span><text:span text:style-name="T2"> </text:span><text:bookmark-start text:name="__DdeLink__574_1236287297"/><text:span text:style-name="T3">"PUBLIC"</text:span><text:span text:style-name="T2">.</text:span><text:span text:style-name="T3">"PROJETO"</text:span><text:bookmark-end text:name="__DdeLink__574_1236287297"/></text:p>
      <text:p text:style-name="P1"><text:span text:style-name="T2"><text:tab/></text:span><text:span text:style-name="T1">LEFT</text:span><text:span text:style-name="T2"> </text:span><text:span text:style-name="T1">OUTER</text:span><text:span text:style-name="T2"> </text:span><text:span text:style-name="T1">JOIN</text:span><text:span text:style-name="T2"> </text:span><text:span text:style-name="T3">"PUBLIC"</text:span><text:span text:style-name="T2">.</text:span><text:span text:style-name="T3">"FONTE"</text:span><text:span text:style-name="T2"> </text:span><text:span text:style-name="T1">ON</text:span><text:span text:style-name="T2"> </text:span></text:p>
      <text:p text:style-name="P1"><text:span text:style-name="T2"><text:tab/> </text:span><text:span text:style-name="T3">"PUBLIC"</text:span><text:span text:style-name="T2">.</text:span><text:span text:style-name="T3">"FONTE"</text:span><text:span text:style-name="T2">.</text:span><text:span text:style-name="T3">"PROJETO_ID"</text:span><text:span text:style-name="T2"> = </text:span><text:span text:style-name="T3">"PUBLIC"</text:span><text:span text:style-name="T2">.</text:span><text:span text:style-name="T3">"PROJETO"</text:span><text:span text:style-name="T2">.</text:span><text:span text:style-name="T3">"ID"</text:span><text:span text:style-name="T2"> </text:span></text:p>
      <text:p text:style-name="P1"><text:span text:style-name="T2"><text:tab/></text:span><text:span text:style-name="T1">LEFT</text:span><text:span text:style-name="T2"> </text:span><text:span text:style-name="T1">OUTER</text:span><text:span text:style-name="T2"> </text:span><text:span text:style-name="T1">JOIN</text:span><text:span text:style-name="T2"> </text:span><text:span text:style-name="T3">"PUBLIC"</text:span><text:span text:style-name="T2">.</text:span><text:span text:style-name="T3">"QUADRO"</text:span><text:span text:style-name="T2"> </text:span><text:span text:style-name="T1">ON</text:span><text:span text:style-name="T2"> </text:span></text:p>
      <text:p text:style-name="P1"><text:span text:style-name="T2"><text:tab/> </text:span><text:span text:style-name="T3">"PUBLIC"</text:span><text:span text:style-name="T2">.</text:span><text:span text:style-name="T3">"QUADRO"</text:span><text:span text:style-name="T2">.</text:span><text:span text:style-name="T3">"FONTE_ID"</text:span><text:span text:style-name="T2"> = </text:span><text:span text:style-name="T3">"PUBLIC"</text:span><text:span text:style-name="T2">.</text:span><text:span text:style-name="T3">"FONTE"</text:span><text:span text:style-name="T2">.</text:span><text:span text:style-name="T3">"ID"</text:span><text:span text:style-name="T2"> </text:span></text:p>
      <text:p text:style-name="P1"><text:span text:style-name="T2"><text:tab/></text:span><text:span text:style-name="T1">LEFT</text:span><text:span text:style-name="T2"> </text:span><text:span text:style-name="T1">OUTER</text:span><text:span text:style-name="T2"> </text:span><text:span text:style-name="T1">JOIN</text:span><text:span text:style-name="T2"> </text:span><text:span text:style-name="T3">"PUBLIC"</text:span><text:span text:style-name="T2">.</text:span><text:span text:style-name="T3">"CONDUTOR"</text:span><text:span text:style-name="T2"> </text:span><text:span text:style-name="T1">ON</text:span><text:span text:style-name="T2"> </text:span></text:p>
      <text:p text:style-name="P1"><text:span text:style-name="T2"><text:tab/> </text:span><text:span text:style-name="T3">"PUBLIC"</text:span><text:span text:style-name="T2">.</text:span><text:span text:style-name="T3">"QUADRO"</text:span><text:span text:style-name="T2">.</text:span><text:span text:style-name="T3">"CONDUTOR_ID"</text:span><text:span text:style-name="T2"> = </text:span><text:span text:style-name="T3">"PUBLIC"</text:span><text:span text:style-name="T2">.</text:span><text:span text:style-name="T3">"CONDUTOR"</text:span><text:span text:style-name="T2">.</text:span><text:span text:style-name="T3">"ID"</text:span><text:span text:style-name="T2"> </text:span></text:p>
      <text:p text:style-name="P1"><text:span text:style-name="T2"><text:tab/></text:span><text:span text:style-name="T1">LEFT</text:span><text:span text:style-name="T2"> </text:span><text:span text:style-name="T1">OUTER</text:span><text:span text:style-name="T2"> </text:span><text:span text:style-name="T1">JOIN</text:span><text:span text:style-name="T2"> </text:span><text:span text:style-name="T3">"PUBLIC"</text:span><text:span text:style-name="T2">.</text:span><text:span text:style-name="T3">"CURTO"</text:span><text:span text:style-name="T2"> </text:span><text:span text:style-name="T1">ON</text:span><text:span text:style-name="T2"> </text:span></text:p>
      <text:p text:style-name="P1"><text:span text:style-name="T2"><text:tab/> </text:span><text:span text:style-name="T3">"PUBLIC"</text:span><text:span text:style-name="T2">.</text:span><text:span text:style-name="T3">"QUADRO"</text:span><text:span text:style-name="T2">.</text:span><text:span text:style-name="T3">"CURTO_ID"</text:span><text:span text:style-name="T2"> = </text:span><text:span text:style-name="T3">"PUBLIC"</text:span><text:span text:style-name="T2">.</text:span><text:span text:style-name="T3">"CURTO"</text:span><text:span text:style-name="T2">.</text:span><text:span text:style-name="T3">"ID"</text:span><text:span text:style-name="T2"> </text:span></text:p>
      <text:p text:style-name="P1"><text:span text:style-name="T2"><text:tab/></text:span><text:span text:style-name="T1">LEFT</text:span><text:span text:style-name="T2"> </text:span><text:span text:style-name="T1">OUTER</text:span><text:span text:style-name="T2"> </text:span><text:span text:style-name="T1">JOIN</text:span><text:span text:style-name="T2"> </text:span><text:span text:style-name="T3">"PUBLIC"</text:span><text:span text:style-name="T2">.</text:span><text:span text:style-name="T3">"CIRCUITO"</text:span><text:span text:style-name="T2"> </text:span><text:span text:style-name="T1">ON</text:span><text:span text:style-name="T2"> </text:span></text:p>
      <text:p text:style-name="P1"><text:span text:style-name="T2"><text:tab/> </text:span><text:span text:style-name="T3">"PUBLIC"</text:span><text:span text:style-name="T2">.</text:span><text:span text:style-name="T3">"CIRCUITO"</text:span><text:span text:style-name="T2">.</text:span><text:span text:style-name="T3">"CURTO_ID"</text:span><text:span text:style-name="T2"> = </text:span><text:span text:style-name="T3">"PUBLIC"</text:span><text:span text:style-name="T2">.</text:span><text:span text:style-name="T3">"CURTO"</text:span><text:span text:style-name="T2">.</text:span><text:span text:style-name="T3">"ID"</text:span><text:span text:style-name="T2"> </text:span></text:p>
      <text:p text:style-name="P1"><text:span text:style-name="T2"><text:tab/> </text:span><text:span text:style-name="T1">AND</text:span><text:span text:style-name="T2"> </text:span><text:span text:style-name="T3">"PUBLIC"</text:span><text:span text:style-name="T2">.</text:span><text:span text:style-name="T3">"CIRCUITO"</text:span><text:span text:style-name="T2">.</text:span><text:span text:style-name="T3">"CONDUTOR_ID"</text:span><text:span text:style-name="T2"> = </text:span><text:span text:style-name="T3">"PUBLIC"</text:span><text:span text:style-name="T2">.</text:span><text:span text:style-name="T3">"CONDUTOR"</text:span><text:span text:style-name="T2">.</text:span><text:span text:style-name="T3">"ID"</text:span></text:p>
      <text:p text:style-name="P1"><text:span text:style-name="T2"><text:tab/> <text:tab/></text:span><text:span text:style-name="T1">LEFT</text:span><text:span text:style-name="T2"> </text:span><text:span text:style-name="T1">OUTER</text:span><text:span text:style-name="T2"> </text:span><text:span text:style-name="T1">JOIN</text:span><text:span text:style-name="T2"> </text:span><text:span text:style-name="T3">"PUBLIC"</text:span><text:span text:style-name="T2">.</text:span><text:span text:style-name="T3">"CARGA"</text:span><text:span text:style-name="T2"> </text:span><text:span text:style-name="T1">ON</text:span><text:span text:style-name="T2"> </text:span></text:p>
      <text:p text:style-name="P1"><text:span text:style-name="T2"><text:tab/> </text:span><text:span text:style-name="T3">"PUBLIC"</text:span><text:span text:style-name="T2">.</text:span><text:span text:style-name="T3">"CARGA"</text:span><text:span text:style-name="T2">.</text:span><text:span text:style-name="T3">"CIRCUITO_ID"</text:span><text:span text:style-name="T2"> = </text:span><text:span text:style-name="T3">"PUBLIC"</text:span><text:span text:style-name="T2">.</text:span><text:span text:style-name="T3">"CIRCUITO"</text:span><text:span text:style-name="T2">.</text:span><text:span text:style-name="T3">"ID"</text:span><text:span text:style-name="T2"> </text:span><text:bookmark-end text:name="__DdeLink__1325_688440659"/><text:bookmark-end text:name="__DdeLink__1316_688440659"/><text:bookmark-end text:name="__DdeLink__572_123628729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5:22:18.512327244</meta:creation-date>
    <dc:date>2019-07-13T13:58:17.266950472</dc:date>
    <meta:editing-duration>PT8H59M9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92" meta:word-count="289" meta:character-count="4576" meta:non-whitespace-character-count="4267"/>
  </office:meta>
</office:document-meta>
</file>